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break-before="page"/>
      <style:text-properties fo:font-size="18pt" fo:font-weight="bold" style:font-size-asian="18pt" style:font-weight-asian="bold" style:font-size-complex="18pt"/>
    </style:style>
    <style:style style:name="P7" style:family="paragraph" style:parent-style-name="Standard">
      <style:paragraph-properties fo:padding-left="0.0555in" fo:padding-right="0.0555in" fo:padding-top="0.0138in" fo:padding-bottom="0.0138in" fo:border="0.0071in solid #000000"/>
      <style:text-properties fo:font-size="12pt" fo:font-weight="bold" style:font-size-asian="12pt" style:font-weight-asian="bold"/>
    </style:style>
    <style:style style:name="P8" style:family="paragraph" style:parent-style-name="Heading_20_1" style:master-page-name="First_20_Page">
      <style:paragraph-properties style:page-number="auto"/>
    </style:style>
    <style:style style:name="P9" style:family="paragraph" style:parent-style-name="Standard">
      <style:text-properties fo:font-size="18pt" fo:font-weight="bold" style:font-size-asian="18pt" style:font-weight-asian="bold" style:font-size-complex="18pt"/>
    </style:style>
    <style:style style:name="T1" style:family="text">
      <style:text-properties style:font-name="Avant Garde" fo:font-size="10pt" fo:language="en" fo:country="US" style:font-size-asian="10pt"/>
    </style:style>
    <style:style style:name="T2" style:family="text">
      <style:text-properties fo:font-weight="bold" style:font-weight-asian="bold"/>
    </style:style>
    <style:style style:name="T3" style:family="text">
      <style:text-properties fo:font-size="12pt" fo:font-weight="bold" style:font-size-asian="12pt" style:font-weight-asian="bold"/>
    </style:style>
    <style:style style:name="T4" style:family="text">
      <style:text-properties fo:font-size="12pt" style:font-size-asian="12pt"/>
    </style:style>
    <style:style style:name="T5" style:family="text">
      <style:text-properties fo:font-size="9pt" style:font-size-asian="9pt"/>
    </style:style>
    <style:style style:name="T6" style:family="text">
      <style:text-properties fo:font-size="18pt" fo:font-weight="bold" style:font-size-asian="18pt" style:font-weight-asian="bold"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Your duties as an opponent</text:h>
      <text:list text:style-name="WW8Num6">
        <text:list-item>
          <text:p text:style-name="lista">Critically review the report in question</text:p>
        </text:list-item>
        <text:list-item>
          <text:p text:style-name="lista">Pay particular attention to the problem approach, the methodology chosen and to the interpretation/evaluation of results</text:p>
        </text:list-item>
        <text:list-item>
          <text:p text:style-name="lista">Make annotations on the report of clerical errors, other minor errors, incomprehensible or ambiguous text </text:p>
        </text:list-item>
        <text:list-item>
          <text:p text:style-name="lista">Complete this Opponent Record up to the comments on presentation before the presentation. You can use a computer or black ink by hand (must be readable!).</text:p>
        </text:list-item>
        <text:list-item>
          <text:p text:style-name="lista">At the <text:s/>presentation have 2 copies of the document to <text:s/>be handed over to the lecturer after presentation session. The comments on the presentation only need to be provided on one of the copies (as it is completed after the presentation and cannot be prepared in advance)</text:p>
        </text:list-item>
        <text:list-item>
          <text:p text:style-name="lista">Orally present your general opinion of and comments on the work, report and presentation after the other group’s presentation</text:p>
        </text:list-item>
        <text:list-item>
          <text:p text:style-name="lista">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lista">Complete the comments on the presentation after the presentation and hand in to the lecturer in connection with the presentation. You will be given a few minutes after the presentation to confer within the group about what to write there.</text:p>
        </text:list-item>
        <text:list-item>
          <text:p text:style-name="lista">Give the annotated report to the lecturer at the conclusion of the seminar. This will be passed on to the other group along with comment from the lecturer.</text:p>
        </text:list-item>
        <text:list-item>
          <text:p text:style-name="lista">Give personal, written comments on the verbal presentation held following the project you are opposing.</text:p>
        </text:list-item>
      </text:list>
      <text:p text:style-name="Standard">Attempt to answer the questions in the Opponent Record in relative detail. Answers such as <text:span text:style-name="T2">Yes</text:span> and <text:span text:style-name="T2">Good</text:span> are insufficient.</text:p>
      <text:p text:style-name="Standard"/>
      <text:p text:style-name="P6">OPPONENT RECORD</text:p>
      <text:p text:style-name="P4"/>
      <text:p text:style-name="P7">Report compiled by:</text:p>
      <text:p text:style-name="P7"/>
      <text:p text:style-name="P7">Opponents:</text:p>
      <text:p text:style-name="P7"/>
      <text:p text:style-name="P4"/>
      <text:p text:style-name="Standard">Did the abstract provide an adequate summary of the report?</text:p>
      <text:p text:style-name="Standard"/>
      <text:p text:style-name="Standard"/>
      <text:p text:style-name="Standard"/>
      <text:p text:style-name="Standard">To what degree did the author justify his/her choice of method of tackling the problem?</text:p>
      <text:p text:style-name="Standard"/>
      <text:p text:style-name="Standard"/>
      <text:p text:style-name="Standard"/>
      <text:p text:style-name="Standard">Did the author discuss the extent to which the prerequisites for the application of such a method are fulfilled?</text:p>
      <text:p text:style-name="Standard"/>
      <text:p text:style-name="Standard"/>
      <text:p text:style-name="Standard"/>
      <text:p text:style-name="Standard">Is the method adequately described?</text:p>
      <text:p text:style-name="Standard"/>
      <text:p text:style-name="Standard"/>
      <text:p text:style-name="Standard"/>
      <text:p text:style-name="Standard">Has the author set out his/her results clearly and concisely?</text:p>
      <text:p text:style-name="P5"/>
      <text:p text:style-name="Standard"/>
      <text:p text:style-name="Standard"/>
      <text:p text:style-name="Standard">Do you consider the groups conclusions to be credible?</text:p>
      <text:p text:style-name="Standard"/>
      <text:p text:style-name="Standard"/>
      <text:p text:style-name="Standard"/>
      <text:p text:style-name="Standard">Do you feel that the group used knowledge from the course to solve the problem?</text:p>
      <text:p text:style-name="Standard"/>
      <text:p text:style-name="Standard"/>
      <text:p text:style-name="Standard"><text:soft-page-break/></text:p>
      <text:p text:style-name="Standard">Which sections of the report were difficult to understand?</text:p>
      <text:p text:style-name="Standard"/>
      <text:p text:style-name="Standard"/>
      <text:p text:style-name="Standard"/>
      <text:p text:style-name="Standard">Other comments on the report and its structure.</text:p>
      <text:p text:style-name="Standard"/>
      <text:p text:style-name="Standard"/>
      <text:p text:style-name="Standard"/>
      <text:p text:style-name="Standard">What are the stronger features of the work/report?</text:p>
      <text:p text:style-name="Standard"/>
      <text:p text:style-name="Standard"/>
      <text:p text:style-name="Standard"/>
      <text:p text:style-name="Standard">Summarise the work in a few lines.</text:p>
      <text:p text:style-name="Standard"/>
      <text:p text:style-name="Standard"/>
      <text:p text:style-name="Standard"/>
      <text:p text:style-name="Standard">Questions to author:</text:p>
      <text:p text:style-name="Standard">1</text:p>
      <text:p text:style-name="Standard"/>
      <text:p text:style-name="Standard">2</text:p>
      <text:p text:style-name="Standard"/>
      <text:p text:style-name="Standard">3</text:p>
      <text:p text:style-name="Standard"/>
      <text:p text:style-name="Standard">4</text:p>
      <text:p text:style-name="Standard"/>
      <text:p text:style-name="Standard">5</text:p>
      <text:p text:style-name="Standard"/>
      <text:p text:style-name="Standard">6</text:p>
      <text:p text:style-name="Standard"/>
      <text:p text:style-name="Standard">What is your concluding assessment of the report?</text:p>
      <text:p text:style-name="Standard"/>
      <text:p text:style-name="Standard"/>
      <text:p text:style-name="Standard"/>
      <text:p text:style-name="Standard"/>
      <text:p text:style-name="Standard"><text:span text:style-name="T4">Circle most appropriate grade for the report (in your opinion): </text:span><text:span text:style-name="T3">0 1 2 3</text:span></text:p>
      <text:p text:style-name="Standard"><text:span text:style-name="T4">Circle most appropriate grade for the work (in your opinion): </text:span><text:span text:style-name="T3">0 1 2 3</text:span></text:p>
      <text:p text:style-name="P9"><text:soft-page-break/>COMMENTS ON PRESENTATION</text:p>
      <text:p text:style-name="Standard"><text:span text:style-name="T4"><text:s/>(</text:span><text:span text:style-name="T5">these written comments are to be handed over to the lecturer at the end of the session)</text:span></text:p>
      <text:p text:style-name="P5">Presenting group:</text:p>
      <text:p text:style-name="P5">Opposing group:</text:p>
      <text:p text:style-name="P5"/>
      <text:p text:style-name="P5"/>
      <text:p text:style-name="P5">Introduction</text:p>
      <text:p text:style-name="P5"/>
      <text:p text:style-name="P5"/>
      <text:p text:style-name="P5">Presentation of achievements</text:p>
      <text:p text:style-name="P5"/>
      <text:p text:style-name="P5"/>
      <text:p text:style-name="P5">Conclusion</text:p>
      <text:p text:style-name="P5"/>
      <text:p text:style-name="P5"/>
      <text:p text:style-name="P5">Vocal pitch</text:p>
      <text:p text:style-name="P5"/>
      <text:p text:style-name="P5"/>
      <text:p text:style-name="P5">Commitment and contact with the audience</text:p>
      <text:p text:style-name="P5"/>
      <text:p text:style-name="P5"/>
      <text:p text:style-name="P5">Use of overheads/slides</text:p>
      <text:p text:style-name="P5"/>
      <text:p text:style-name="P5"/>
      <text:p text:style-name="P5">Overall assessment:</text:p>
      <text:p text:style-name="P5"/>
      <text:p text:style-name="P5"/>
      <text:p text:style-name="P5"/>
      <text:p text:style-name="Standard"><text:span text:style-name="T4">Circle the most appropriate grade for the presentation (in your opinion): </text:span><text:span text:style-name="T3">0 1 2 3</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top="0.278in" fo:margin-bottom="0.111in"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12pt" style:font-size-asian="12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rubrik0" style:family="paragraph" style:parent-style-name="Standard" style:next-style-name="Standard">
      <style:paragraph-properties fo:margin-top="0.4165in" fo:margin-bottom="0.111in" style:line-height-at-least="0.1807in" fo:keep-together="always" fo:keep-with-next="always"/>
      <style:text-properties fo:text-transform="uppercase" style:font-name="New York" fo:font-size="24pt" fo:language="sv" fo:country="SE" fo:font-weight="bold" style:font-size-asian="24pt" style:font-weight-asian="bold"/>
    </style:style>
    <style:style style:name="lista" style:family="paragraph" style:parent-style-name="Standard" style:list-style-name="WW8Num6">
      <style:paragraph-properties fo:margin-left="0in" fo:margin-right="0in" fo:text-indent="0in" style:auto-text-indent="false"/>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Standardstycketeckensnit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T1" style:family="text">
      <style:text-properties style:font-name="Avant Garde" fo:font-size="10pt" fo:language="en" fo:country="US" style:font-size-asian="10pt"/>
    </style:style>
    <style:page-layout style:name="pm1">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5in" fo:margin-bottom="0.9846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page-layout>
  </office:automatic-styles>
  <office:master-styles>
    <style:master-page style:name="Standard" style:page-layout-name="pm1"/>
    <style:master-page style:name="First_20_Page" style:display-name="First Page" style:page-layout-name="pm2" style:next-style-name="Standard">
      <style:header>
        <text:p text:style-name="P1">DD2380 PROJECT OPPOSITION REPORT</text:p>
        <text:p text:style-name="P2"/>
        <text:p text:style-name="Header"><text:span text:style-name="T1">This document is adapted from the opposition for Master’s thesis written by Kerstin Frenckner. </text:span><text:span text:style-name="T1">The original version can be downloaded from </text:span><text:a xlink:type="simple" xlink:href="http://www.nada.kth.se/utbildning/grukth/exjobb/datalogi/opposition/index.html.en"><text:span text:style-name="Internet_20_link"><text:span text:style-name="T1">http://www.nada.kth.se/utbildning/grukth/exjobb/datalogi/opposition/index.html.en</text:span></text:span></text:a></text:p>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EGREE PROJECT OPPONENT</dc:title>
    <meta:initial-creator>moira von knorring</meta:initial-creator>
    <meta:creation-date>2007-10-27T12:37:00</meta:creation-date>
    <dc:creator>Patric Jensfelt</dc:creator>
    <dc:date>2008-10-18T13:37:04</dc:date>
    <meta:print-date>2007-10-27T13:01:00</meta:print-date>
    <dc:language>en-US</dc:language>
    <meta:editing-cycles>11</meta:editing-cycles>
    <meta:editing-duration>PT41M28S</meta:editing-duration>
    <meta:user-defined meta:name="Info 1"/>
    <meta:user-defined meta:name="Info 2"/>
    <meta:user-defined meta:name="Info 3"/>
    <meta:user-defined meta:name="Info 4"/>
    <meta:document-statistic meta:table-count="0" meta:image-count="0" meta:object-count="0" meta:page-count="4" meta:paragraph-count="50" meta:word-count="539" meta:character-count="3262"/>
  </office:meta>
</office:document-meta>
</file>